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éþ" svg:font-family="]›éþ"/>
    <style:font-face style:name="American Typewriter" svg:font-family="'American Typewriter', 'American Typewriter'" style:font-family-generic="roman"/>
    <style:font-face style:name="Avenir Next" svg:font-family="'Avenir Next'" style:font-pitch="variable"/>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text-properties style:font-name="Avenir Next" fo:font-size="12pt" style:font-size-asian="12pt" style:font-size-complex="12pt"/>
    </style:style>
    <style:style style:name="P2" style:family="paragraph" style:parent-style-name="List_20_Paragraph">
      <style:text-properties style:font-name="Avenir Next" fo:font-size="12pt" style:font-size-asian="12pt" style:font-name-complex="Arial2" style:font-size-complex="12pt"/>
    </style:style>
    <style:style style:name="P3" style:family="paragraph" style:parent-style-name="List_20_Paragraph" style:list-style-name="WWNum1">
      <style:text-properties style:font-name="Avenir Next" fo:font-size="12pt" style:font-size-asian="12pt" style:font-name-complex="Arial2" style:font-size-complex="12pt"/>
    </style:style>
    <style:style style:name="P4" style:family="paragraph" style:parent-style-name="List_20_Paragraph">
      <style:paragraph-properties fo:margin-left="0in" fo:margin-right="0in" fo:text-indent="0in" style:auto-text-indent="false"/>
      <style:text-properties style:font-name="Avenir Next" fo:font-size="12pt" fo:font-weight="bold" style:font-size-asian="12pt" style:font-weight-asian="bold" style:font-name-complex="Arial2" style:font-size-complex="12pt" style:font-weight-complex="bold"/>
    </style:style>
    <style:style style:name="P5" style:family="paragraph" style:parent-style-name="Pa0" style:list-style-name=""/>
    <style:style style:name="P6" style:family="paragraph" style:parent-style-name="Pa0" style:list-style-name="">
      <style:paragraph-properties style:line-height-at-least="0.1673in" style:text-autospace="none"/>
    </style:style>
    <style:style style:name="P7" style:family="paragraph" style:parent-style-name="Pa0" style:list-style-name="">
      <style:paragraph-properties style:line-height-at-least="0.1673in" style:text-autospace="none"/>
      <style:text-properties fo:color="#000000" style:text-line-through-style="none" style:font-name="American Typewriter" fo:font-size="10pt" style:text-underline-style="none" fo:font-weight="normal" style:font-name-asian="American Typewriter" style:font-size-asian="10pt" style:font-weight-asian="normal" style:font-name-complex="American Typewriter" style:font-size-complex="10pt" style:font-weight-complex="normal"/>
    </style:style>
    <style:style style:name="P8" style:family="paragraph" style:parent-style-name="Pa0">
      <style:paragraph-properties fo:margin-left="0in" fo:margin-right="0in" fo:text-indent="0in" style:auto-text-indent="false"/>
    </style:style>
    <style:style style:name="P9" style:family="paragraph" style:parent-style-name="Standard">
      <style:text-properties fo:color="#000000" style:font-name="Avenir Next" fo:font-size="12pt" style:font-name-asian="Times New Roman1" style:font-size-asian="12pt" style:font-name-complex="Times New Roman1" style:font-size-complex="12pt"/>
    </style:style>
    <style:style style:name="P10" style:family="paragraph" style:parent-style-name="Standard" style:list-style-name=""/>
    <style:style style:name="P11" style:family="paragraph" style:parent-style-name="Standard">
      <style:text-properties style:font-name="Avenir Next" fo:font-size="12pt" style:font-size-asian="12pt" style:font-size-complex="12pt"/>
    </style:style>
    <style:style style:name="P12" style:family="paragraph" style:parent-style-name="Standard" style:list-style-name="">
      <style:paragraph-properties fo:text-align="start" style:justify-single-word="false" style:text-autospace="none"/>
      <style:text-properties style:font-name="Avenir Next" fo:font-size="12pt" style:font-size-asian="12pt" style:font-size-complex="12pt"/>
    </style:style>
    <style:style style:name="P13" style:family="paragraph" style:parent-style-name="Standard">
      <style:text-properties style:font-name="Avenir Next" fo:font-size="12pt" style:font-size-asian="12pt" style:font-name-complex="Arial2" style:font-size-complex="12pt"/>
    </style:style>
    <style:style style:name="P14" style:family="paragraph" style:parent-style-name="Standard" style:list-style-name="">
      <style:paragraph-properties fo:text-align="start" style:justify-single-word="false" style:text-autospace="none"/>
      <style:text-properties style:font-name="Avenir Next" fo:font-size="12pt" style:font-name-asian="]›éþ" style:font-size-asian="12pt" style:font-name-complex="]›éþ" style:font-size-complex="12pt"/>
    </style:style>
    <style:style style:name="P15" style:family="paragraph" style:parent-style-name="Standard">
      <style:paragraph-properties fo:text-align="start" style:justify-single-word="false" style:text-autospace="none"/>
      <style:text-properties style:font-name="Avenir Next" fo:font-size="12pt" style:font-name-asian="]›éþ" style:font-size-asian="12pt" style:font-name-complex="]›éþ" style:font-size-complex="12pt"/>
    </style:style>
    <style:style style:name="P16" style:family="paragraph" style:parent-style-name="Standard" style:list-style-name="L3">
      <style:paragraph-properties fo:text-align="start" style:justify-single-word="false" style:text-autospace="none"/>
      <style:text-properties style:font-name="Avenir Next" fo:font-size="12pt" style:font-name-asian="]›éþ" style:font-size-asian="12pt" style:font-name-complex="]›éþ" style:font-size-complex="12pt"/>
    </style:style>
    <style:style style:name="P17" style:family="paragraph" style:parent-style-name="Standard" style:list-style-name="L4">
      <style:paragraph-properties fo:text-align="start" style:justify-single-word="false" style:text-autospace="none"/>
      <style:text-properties style:font-name="Avenir Next" fo:font-size="12pt" style:font-name-asian="]›éþ" style:font-size-asian="12pt" style:font-name-complex="]›éþ" style:font-size-complex="12pt"/>
    </style:style>
    <style:style style:name="P18" style:family="paragraph" style:parent-style-name="Standard">
      <style:text-properties style:font-name="Avenir Next" fo:font-size="12pt" fo:font-weight="bold" style:font-size-asian="12pt" style:font-weight-asian="bold" style:font-name-complex="Arial2" style:font-size-complex="12pt" style:font-weight-complex="bold"/>
    </style:style>
    <style:style style:name="P19" style:family="paragraph" style:parent-style-name="Standard">
      <style:text-properties style:font-name="Avenir Next" fo:font-size="12pt" fo:font-weight="bold" style:font-size-asian="12pt" style:font-weight-asian="bold" style:font-size-complex="12pt" style:font-weight-complex="bold"/>
    </style:style>
    <style:style style:name="P20" style:family="paragraph" style:parent-style-name="Standard" style:list-style-name="">
      <style:paragraph-properties style:line-height-at-least="0.1673in" style:text-autospace="none"/>
    </style:style>
    <style:style style:name="P21" style:family="paragraph" style:parent-style-name="Standard">
      <style:paragraph-properties fo:margin-left="0in" fo:margin-right="0in" fo:text-indent="0in" style:auto-text-indent="false"/>
      <style:text-properties style:font-name="Avenir Next" fo:font-size="12pt" style:font-size-asian="12pt" style:font-name-complex="]›éþ" style:font-size-complex="12pt"/>
    </style:style>
    <style:style style:name="T1" style:family="text">
      <style:text-properties fo:color="#000000"/>
    </style:style>
    <style:style style:name="T2" style:family="text">
      <style:text-properties fo:color="#000000" style:text-line-through-style="none" style:font-name="American Typewriter" fo:font-size="10pt" style:text-underline-style="none" fo:font-weight="normal" style:font-name-asian="American Typewriter" style:font-size-asian="10pt" style:font-weight-asian="normal" style:font-name-complex="American Typewriter" style:font-size-complex="10pt" style:font-weight-complex="normal"/>
    </style:style>
    <style:style style:name="T3" style:family="text">
      <style:text-properties fo:color="#000000" style:font-name-asian="Times New Roman1"/>
    </style:style>
    <style:style style:name="T4" style:family="text">
      <style:text-properties fo:color="#000000" style:font-name-asian="Times New Roman1" style:font-name-complex="Times New Roman1"/>
    </style:style>
    <style:style style:name="T5" style:family="text">
      <style:text-properties fo:color="#221e1f" style:text-line-through-style="none" style:font-name="American Typewriter" fo:font-size="10pt" style:text-underline-style="none" style:font-name-asian="American Typewriter" style:font-size-asian="10pt" style:font-name-complex="American Typewriter" style:font-size-complex="10pt"/>
    </style:style>
    <style:style style:name="T6" style:family="text">
      <style:text-properties fo:color="#221e1f" style:text-line-through-style="none" style:font-name="American Typewriter" fo:font-size="10pt" style:text-underline-style="none" fo:font-weight="normal" style:font-name-asian="American Typewriter" style:font-size-asian="10pt" style:font-weight-asian="normal" style:font-name-complex="American Typewriter" style:font-size-complex="10pt" style:font-weight-complex="normal"/>
    </style:style>
    <style:style style:name="T7" style:family="text">
      <style:text-properties fo:color="#221e1f" style:text-line-through-style="none" style:font-name="Avenir Next" fo:font-size="12pt" style:text-underline-style="none" fo:font-weight="normal" style:font-name-asian="American Typewriter" style:font-size-asian="12pt" style:font-weight-asian="normal" style:font-name-complex="American Typewriter" style:font-size-complex="12pt" style:font-weight-complex="normal"/>
    </style:style>
    <style:style style:name="T8" style:family="text">
      <style:text-properties fo:color="#221e1f" style:text-line-through-style="none" style:font-name="Avenir Next" fo:font-size="12pt" style:text-underline-style="none" fo:font-weight="bold" style:font-name-asian="American Typewriter" style:font-size-asian="12pt" style:font-weight-asian="bold" style:font-name-complex="American Typewriter" style:font-size-complex="12pt" style:font-weight-complex="bold"/>
    </style:style>
    <style:style style:name="T9" style:family="text">
      <style:text-properties style:text-line-through-style="none" style:text-underline-style="none"/>
    </style:style>
    <style:style style:name="T10" style:family="text">
      <style:text-properties style:text-line-through-style="none" style:text-underline-style="none" fo:font-weight="normal" style:font-weight-asian="normal" style:font-weight-complex="normal"/>
    </style:style>
    <style:style style:name="T11" style:family="text">
      <style:text-properties style:text-line-through-style="none" style:font-name="Avenir Next" fo:font-size="12pt" style:text-underline-style="none" style:font-size-asian="12pt" style:font-size-complex="12pt"/>
    </style:style>
    <style:style style:name="T12" style:family="text">
      <style:text-properties style:text-line-through-style="none" style:font-name="Avenir Next" fo:font-size="12pt" style:text-underline-style="none" fo:font-weight="bold" style:font-size-asian="12pt" style:font-weight-asian="bold" style:font-size-complex="12pt" style:font-weight-complex="bold"/>
    </style:style>
    <style:style style:name="T13" style:family="text">
      <style:text-properties style:text-line-through-style="none" style:font-name="Avenir Next" fo:font-size="12pt" style:text-underline-style="none" fo:font-weight="bold" style:font-name-asian="]›éþ" style:font-size-asian="12pt" style:font-weight-asian="bold" style:font-name-complex="]›éþ" style:font-size-complex="12pt" style:font-weight-complex="bold"/>
    </style:style>
    <style:style style:name="T14" style:family="text">
      <style:text-properties style:text-line-through-style="none" style:font-name="Avenir Next" fo:font-size="12pt" style:text-underline-style="none" fo:font-weight="normal" style:font-size-asian="12pt" style:font-weight-asian="normal" style:font-size-complex="12pt" style:font-weight-complex="normal"/>
    </style:style>
    <style:style style:name="T15" style:family="text">
      <style:text-properties style:font-name="Avenir Next" fo:font-size="12pt" style:font-size-asian="12pt" style:font-size-complex="12pt"/>
    </style:style>
    <style:style style:name="T16" style:family="text">
      <style:text-properties style:font-name-asian="]›éþ"/>
    </style:style>
    <style:style style:name="T17" style:family="text">
      <style:text-properties style:font-name-asian="]›éþ" style:font-name-complex="]›éþ"/>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yllabus</text:p>
      <text:p text:style-name="P11"/>
      <text:p text:style-name="P11">Sculpture Studio: Arduino [SC 3082]</text:p>
      <text:p text:style-name="Standard"><text:span text:style-name="T15">Contact: </text:span><text:a xlink:type="simple" xlink:href="mailto:bseverns@mcad.edu" text:style-name="Internet_20_link" text:visited-style-name="Visited_20_Internet_20_Link"><text:span text:style-name="T15">bseverns@mcad.edu</text:span></text:a><text:span text:style-name="T15"> | xxx.xxx.xxxx</text:span></text:p>
      <text:p text:style-name="P11">Office Hours: Monday &amp; Friday 1130-1230, or by appointment</text:p>
      <text:p text:style-name="P11">Spring 2019</text:p>
      <text:p text:style-name="P11"/>
      <text:p text:style-name="P19">Course Description:</text:p>
      <text:p text:style-name="P11"><text:span text:style-name="T1">This course will present the Arduino system as a tool for the actuation and augmentation of the object and installation. <text:s/></text:span><text:span text:style-name="T3">An open-source electronic prototyping platform, Arduino enables users to create interactive electronically controlled objects and spaces.</text:span><text:span text:style-name="T4"> <text:s/></text:span></text:p>
      <text:p text:style-name="P9"/>
      <text:p text:style-name="P11"><text:span text:style-name="T1">Students will learn this easily accessible and ubiquitous hardware, and related code, as a community while exploring open-source systems and creating time based works that can actuate, control, and react to their environment. <text:s/></text:span></text:p>
      <text:p text:style-name="P13"/>
      <text:p text:style-name="P18">Course Objectives | Goals:</text:p>
      <text:list xml:id="list5068745269370223497" text:style-name="WWNum1">
        <text:list-item>
          <text:p text:style-name="P1">Demonstrate technical ability with Arduino microcontrollers through the creation of interactive objects and spaces. </text:p>
        </text:list-item>
        <text:list-item>
          <text:p text:style-name="P1">Demonstrate knowledge and application of electronic circuit components.</text:p>
        </text:list-item>
        <text:list-item>
          <text:p text:style-name="P1">Engage in the focused analyses of interactive objects and installations.</text:p>
        </text:list-item>
        <text:list-item>
          <text:p text:style-name="P1">Develop critical research strategies and utilize open-source tools in the creation of projects and programs.</text:p>
        </text:list-item>
        <text:list-item>
          <text:p text:style-name="P3">Articulate current and historic uses of motion/time control and systems in sculpture and the expanded field.</text:p>
        </text:list-item>
      </text:list>
      <text:p text:style-name="P2"/>
      <text:p text:style-name="P4">Methodologies:</text:p>
      <text:p text:style-name="P21"><text:span text:style-name="T16">Lecture, Demonstration, Discussion, Readings, Research/Analysis, Screenings, In-class Exercises, InteractiveTutoring, Individual Projects, Writing Assignments, Written Proposals, Field Trips, Visiting Artists/Designers</text:span></text:p>
      <text:p text:style-name="List_20_Paragraph"><text:span text:style-name="A2"><text:span text:style-name="T11"/></text:span></text:p>
      <text:p text:style-name="P8"><text:span text:style-name="A1"><text:span text:style-name="T11">General Communications</text:span></text:span><text:span text:style-name="A2"><text:span text:style-name="T12">: </text:span></text:span></text:p>
      <text:p text:style-name="P6"><text:span text:style-name="A2"><text:span text:style-name="T14">In-class exercise code will be posted same-day to our Github.</text:span></text:span></text:p>
      <text:p text:style-name="P6"><text:span text:style-name="A2"><text:span text:style-name="T14">In addition, I will be using Blackboard weekly, and so you should make a habit of checking the board regularly. I will also periodically be e-mailing/posting announcements, reminders, corrections, etc. as they come up. I expect you to check both Blackboard and your e-mail daily, and to reach out to me through e-mail if you have any questions. I will return an answer within 48 hours.</text:span></text:span></text:p>
      <text:p text:style-name="P20"><text:span text:style-name="A2"><text:span text:style-name="T7"/></text:span></text:p>
      <text:p text:style-name="P20"><text:soft-page-break/><text:span text:style-name="A2"><text:span text:style-name="T8">Materials and Tools List:</text:span></text:span></text:p>
      <text:p text:style-name="P6"><text:span text:style-name="A1"><text:span text:style-name="T14">Arduino IDE installed on your computer [see arduino.cc for downloads]</text:span></text:span></text:p>
      <text:p text:style-name="P20"><text:span text:style-name="A1"><text:span text:style-name="T14">See Sparkfun shoping list shared: [hyperlink]</text:span></text:span></text:p>
      <text:p text:style-name="P20"><text:span text:style-name="A1"><text:span text:style-name="T14"/></text:span></text:p>
      <text:p text:style-name="P20"><text:span text:style-name="A1"><text:span text:style-name="T14">Additional tools:</text:span></text:span></text:p>
      <text:p text:style-name="P20"><text:span text:style-name="A1"><text:span text:style-name="T14">Soldering Iron</text:span></text:span></text:p>
      <text:p text:style-name="P20"><text:span text:style-name="A1"><text:span text:style-name="T14">Volt meter</text:span></text:span></text:p>
      <text:p text:style-name="P20"><text:span text:style-name="A1"><text:span text:style-name="T14">De-solder braid</text:span></text:span></text:p>
      <text:p text:style-name="P20"><text:span text:style-name="A1"><text:span text:style-name="T14"/></text:span></text:p>
      <text:p text:style-name="P20"><text:span text:style-name="A1"><text:span text:style-name="T14">Various assorted electro-mechanical components on a project-to-projects basis.</text:span></text:span></text:p>
      <text:p text:style-name="P20"><text:span text:style-name="A1"><text:span text:style-name="T14"/></text:span></text:p>
      <text:p text:style-name="P20"><text:span text:style-name="A1"><text:span text:style-name="T14">Need parts/inspiration? I suggest going to AxMan in St. Paul.</text:span></text:span></text:p>
      <text:p text:style-name="P20"><text:span text:style-name="A1"><text:span text:style-name="T14">Go there a lot? Go to AxMan in Fridley.</text:span></text:span></text:p>
      <text:p text:style-name="P20"><text:span text:style-name="A1"><text:span text:style-name="T14">Grew up around there? AxMan SLP is your ticket.</text:span></text:span></text:p>
      <text:p text:style-name="P20"><text:span text:style-name="A1"><text:span text:style-name="T14">Further component suppliers will be discussed in class.</text:span></text:span></text:p>
      <text:p text:style-name="P20"><text:span text:style-name="A1"><text:span text:style-name="T14"/></text:span></text:p>
      <text:p text:style-name="P20"><text:span text:style-name="A1"><text:span text:style-name="T11">Attendance</text:span></text:span><text:span text:style-name="A2"><text:span text:style-name="T12">: </text:span></text:span></text:p>
      <text:p text:style-name="P6"><text:span text:style-name="A2"><text:span text:style-name="T14">Attendance in classes is mandatory. There are no officially excused absences. For classes that meet once a week, two absences will result in one full grade deduction. Any additional absences will result in the loss of one half of a letter grade. For classes that meet twice a week, four absences will result in one full grade deduction. Two additional absences will result in the loss of one half of a letter grade. Repeated tardiness will result in the loss of a letter grade.</text:span></text:span></text:p>
      <text:p text:style-name="P20"><text:span text:style-name="A2"><text:span text:style-name="T7"/></text:span></text:p>
      <text:p text:style-name="P6"><text:span text:style-name="A1"><text:span text:style-name="T11">Evaluation</text:span></text:span><text:span text:style-name="A2"><text:span text:style-name="T12">:</text:span></text:span></text:p>
      <text:p text:style-name="P6"><text:span text:style-name="A2"><text:span text:style-name="T14">The final grade that you receive for this class will depend greatly upon your engagement to investigating these systems and using them for something more. Some key points that I will be concerned with:</text:span></text:span></text:p>
      <text:p text:style-name="P6"><text:span text:style-name="A2"><text:span text:style-name="T14">-Engagement in process along with in-class exercises and completed projects</text:span></text:span></text:p>
      <text:p text:style-name="P6"><text:span text:style-name="A2"><text:span text:style-name="T14">-Commitment to the sketchbook/note taking apparatus – check the class Github for code examples &amp;&amp;contribute your own!</text:span></text:span></text:p>
      <text:p text:style-name="P6"><text:span text:style-name="A2"><text:span text:style-name="T14">-Ingenuity</text:span></text:span></text:p>
      <text:p text:style-name="P6"><text:span text:style-name="A2"><text:span text:style-name="T14">-Your participation in class conversations</text:span></text:span></text:p>
      <text:p text:style-name="P6"><text:span text:style-name="A2"><text:span text:style-name="T14">-Punctuality regarding deadlines and class meetings</text:span></text:span></text:p>
      <text:p text:style-name="P5"><text:span text:style-name="A2"><text:span text:style-name="T14">Your grade will be built using the following evaluation percentages:</text:span></text:span></text:p>
      <text:p text:style-name="P10"><text:span text:style-name="A2"><text:span text:style-name="T14">Class Participation: 15%</text:span></text:span></text:p>
      <text:p text:style-name="P10"><text:span text:style-name="A2"><text:span text:style-name="T14">Code Etiquette: 10%</text:span></text:span></text:p>
      <text:p text:style-name="P10"><text:span text:style-name="A2"><text:span text:style-name="T14">In-class Projects: 15%</text:span></text:span></text:p>
      <text:p text:style-name="P10"><text:span text:style-name="A2"><text:span text:style-name="T14">Interactive [A]: 25%</text:span></text:span></text:p>
      <text:p text:style-name="P10"><text:span text:style-name="A2"><text:span text:style-name="T14">Interactive [B]: 25%</text:span></text:span></text:p>
      <text:p text:style-name="P10"><text:span text:style-name="A2"><text:span text:style-name="T14">Circuitry Accuracy/Precision: 10%</text:span></text:span></text:p>
      <text:p text:style-name="P10"><text:soft-page-break/><text:span text:style-name="A2"><text:span text:style-name="T7"/></text:span></text:p>
      <text:p text:style-name="P6"><text:span text:style-name="A1"><text:span text:style-name="T11">Attendance</text:span></text:span><text:span text:style-name="A2"><text:span text:style-name="T12">: </text:span></text:span></text:p>
      <text:p text:style-name="P6"><text:span text:style-name="A2"><text:span text:style-name="T14">Attendance in classes is mandatory. There are no officially excused absences. For classes that meet once a week, two absences will result in one full grade deduction. Any additional absences will result in the loss of one half of a letter grade. For classes that meet twice a week, four absences will result in one full grade deduction. Two additional absences will result in the loss of one half of a letter grade. Repeated tardiness will result in the loss of a letter grade.</text:span></text:span></text:p>
      <text:p text:style-name="P6"><text:span text:style-name="A1"><text:span text:style-name="T11"/></text:span></text:p>
      <text:p text:style-name="P6"><text:span text:style-name="A1"><text:span text:style-name="T11">Grading Procedure</text:span></text:span><text:span text:style-name="A2"><text:span text:style-name="T12">: </text:span></text:span></text:p>
      <text:p text:style-name="P6"><text:span text:style-name="A2"><text:span text:style-name="T14">Grades at MCAD are based primarily on the quality of outcomes. </text:span></text:span></text:p>
      <text:p text:style-name="P6"><text:span text:style-name="A2"><text:span text:style-name="T14">Grades consider student’ performance of assignments listed on this course syllabus, participation in class, magnitude of improvement, attendance, level of project difficulty, timeliness of project completion, compliance with class policies, and effort/dedication.</text:span></text:span></text:p>
      <text:p text:style-name="P7"><text:span text:style-name="A2"><text:span text:style-name="T15">“A” - Excellent work, progress far beyond expectations of effort and outcomes, and full class participation. </text:span></text:span></text:p>
      <text:p text:style-name="P7"><text:span text:style-name="A2"><text:span text:style-name="T15">“B” - Good work, completion of course requirements and preparedness for the more advanced study or next course in a sequence.</text:span></text:span></text:p>
      <text:p text:style-name="P6"><text:span text:style-name="A2"><text:span text:style-name="T14">“C”- Averagework,completionofcourserequirementsandpreparednessforthemore advanced study or next course in a sequence. </text:span></text:span></text:p>
      <text:p text:style-name="P6"><text:span text:style-name="A2"><text:span text:style-name="T14">“D”- Passingbutbelowaveragework,somepromiseofimprovementiftheclasswere repeated.</text:span></text:span></text:p>
      <text:p text:style-name="P7"><text:span text:style-name="A2"><text:span text:style-name="T15">“F” - Work not acceptable or not enough course requirements completed to receive a passing grade. </text:span></text:span></text:p>
      <text:p text:style-name="P6"><text:span text:style-name="A2"><text:span text:style-name="T14">Plus and minus notations on letter grades indicate which side of the grade spectrum work and performance falls, whether above the assigned letter grade but short of the next higher one; or short of the assigned letter grade and at risk of falling to the next lower one.</text:span></text:span></text:p>
      <text:p text:style-name="P20"><text:span text:style-name="A2"><text:span text:style-name="T10"/></text:span></text:p>
      <text:p text:style-name="P20"><text:span text:style-name="A2"><text:span text:style-name="T13">Criteria:</text:span></text:span></text:p>
      <text:p text:style-name="P14">This course consists of two primary project/critique session (divided evenly make up 50% of your final grade), along with several in-class/1 week projects (these, plus class participation and attendance, make up another 30%). The final 20% of weighted grading will be given to technical prowess/progress both with your code and with your circuits. Grades are based upon overall performance (e.g. completed projects, concepts, creativity, craft and presentation, class participation, effort, ability to meet deadlines and class attendance). Throughout the semester you are expected to show initiative, commitment and genuine engagement in pursuing your projects. You are expected to be creative and professional; not only in your research and work, but also in how you conduct yourself in the class. Come to each class ready to present your work to date: you should be able to concisely outline how your current projects have advanced each week. </text:p>
      <text:p text:style-name="P14"/>
      <text:p text:style-name="P14">Your class participation grade has several components. The following are a series of <text:soft-page-break/>questions to ask yourself prior to coming to class:</text:p>
      <text:list xml:id="list5088621577019307384" text:style-name="L4">
        <text:list-item>
          <text:p text:style-name="P17">If something is due, do I have it ready to show and discuss (e.g. is it posted, installed, hung, etc, prior to the beginning of class?</text:p>
        </text:list-item>
        <text:list-item>
          <text:p text:style-name="P17"><text:s/>If there was a reading, have I read it? Am I ready to discuss it?</text:p>
        </text:list-item>
      </text:list>
      <text:list xml:id="list4342677143233646324" text:style-name="L3">
        <text:list-item>
          <text:p text:style-name="P16">Have I done the required research for discussing a given topic?</text:p>
        </text:list-item>
        <text:list-item>
          <text:p text:style-name="P16">Am I helpful and considerate with my fellow students?</text:p>
        </text:list-item>
        <text:list-item>
          <text:p text:style-name="P16">Do I offer constructive and helpful critical analysis of my fellow studentsʼ work on critique days?</text:p>
        </text:list-item>
      </text:list>
      <text:p text:style-name="P15"/>
      <text:p text:style-name="P12"><text:span text:style-name="T17">Academic Deficiencies: MCAD notifies students of deficiencies in academic performance throughout the semester. Notices are placed in student mailboxes. Students are encouraged to contact the faculty member immediately and take steps to remedy the deficiency. If a student has two or more deficiencies at the mid-semester the student will be contacted by the Dean of Student Affairs. A subsequent meeting will be scheduled to help the student analyze the problem and make realistic plans to remedy the situation and succeed in school. Midterm Grade Notification: All students will receive from their faculty member notification of current standing at the midpoint of the semester.</text:span></text:p>
      <text:p text:style-name="P5"><text:span text:style-name="A2"><text:span text:style-name="T10"/></text:span></text:p>
      <text:p text:style-name="P5"><text:span text:style-name="A1"><text:span text:style-name="T11">CLASSROOM LAPTOP USAGE POLICY</text:span></text:span><text:span text:style-name="A2"><text:span text:style-name="T12">:</text:span></text:span></text:p>
      <text:p text:style-name="P5"><text:span text:style-name="A2"><text:span text:style-name="T14">You will find that participation in the new laptop initiative has many benefits, but you will also find that along with those benefits come responsibilities.</text:span></text:span></text:p>
      <text:p text:style-name="P6"><text:span text:style-name="A2"><text:span text:style-name="T11">• You are responsible to bring your laptop to class on days we are scheduled to use it.</text:span></text:span></text:p>
      <text:p text:style-name="P6"><text:span text:style-name="A2"><text:span text:style-name="T11">• Your laptop should be in good working condition. If you are experiencing problems with your machine, it is your responsibility to go to Computer Support for help. Technical difficulties (including printing, uploading, saving, etc.) do not excuse late or missing work.</text:span></text:span></text:p>
      <text:p text:style-name="P6"><text:span text:style-name="A2"><text:span text:style-name="T11">• During classroom discussion, demonstration, or lecture, you should not be connected to network resources unless </text:span></text:span></text:p>
      <text:p text:style-name="P6"><text:span text:style-name="A2"><text:span text:style-name="T11">specifically instructed to do so. Avoid distractions - web surfing, email, chats, etc.</text:span></text:span></text:p>
      <text:p text:style-name="P6"><text:span text:style-name="A2"><text:span text:style-name="T11">• Chatting or emailing during class is no more acceptable than talking on a cell phone during class time. Non-class related use of the laptop (including homework for other courses) during class time may result in a request to close or turn off the laptop - or a grade penalty.</text:span></text:span></text:p>
      <text:p text:style-name="P6"><text:span text:style-name="A2"><text:span text:style-name="T11">• Unless otherwise indicated, you should never use headphones during class time.</text:span></text:span></text:p>
      <text:p text:style-name="P5"><text:span text:style-name="A2"><text:span text:style-name="T11">• Reminder: Always store copies of your backup files in two locations adjacent to each other, and one farther away. Never store your only copy of a paper/project on the student server space in case the server is down, and you’re unable to access the paper/project before the due da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éþ" svg:font-family="]›éþ"/>
    <style:font-face style:name="American Typewriter" svg:font-family="'American Typewriter', 'American Typewriter'" style:font-family-generic="roman"/>
    <style:font-face style:name="Avenir Next" svg:font-family="'Avenir Next'" style:font-pitch="variable"/>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100%" fo:margin-left="0.5in" fo:margin-right="0in" fo:line-height="115%" fo:text-indent="0in" style:auto-text-indent="false"/>
      <style:text-properties style:font-name="Arial1" fo:font-size="11pt" fo:language="en" fo:country="none" style:font-name-asian="Arial2" style:font-size-asian="11pt" style:font-name-complex="Arial2" style:font-size-complex="11pt"/>
    </style:style>
    <style:style style:name="Pa0" style:family="paragraph" style:parent-style-name="Standard" style:next-style-name="Standard">
      <style:paragraph-properties style:line-height-at-least="0.1673in" fo:text-align="start" style:justify-single-word="false"/>
      <style:text-properties style:use-window-font-color="true" style:font-name="Times New Roman" fo:font-size="12pt" style:font-name-asian="Arial Unicode MS" style:font-size-asian="12pt" style:font-name-complex="Arial Unicode MS" style:font-size-complex="12pt"/>
    </style:style>
    <style:style style:name="Default" style:family="text">
      <style:text-properties fo:color="#000000" style:font-name="American Typewriter" fo:font-size="12pt" style:font-name-asian="American Typewriter" style:font-size-asian="12pt" style:font-name-complex="American Typewriter"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A2" style:family="text" style:parent-style-name="Default">
      <style:text-properties fo:color="#221e1f" fo:font-size="10pt" style:font-size-asian="10pt" style:font-size-complex="10pt"/>
    </style:style>
    <style:style style:name="A1" style:family="text" style:parent-style-name="Default">
      <style:text-properties fo:color="#221e1f"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Severns</meta:initial-creator>
    <meta:creation-date>2019-01-01T18:50:09</meta:creation-date>
    <meta:document-statistic meta:table-count="0" meta:image-count="0" meta:object-count="0" meta:page-count="4" meta:paragraph-count="76" meta:word-count="1353" meta:character-count="8755"/>
    <dc:date>2019-01-01T21:14:43</dc:date>
    <dc:creator>Ben Severns</dc:creator>
    <meta:editing-duration>PT5M14S</meta:editing-duration>
    <meta:editing-cycles>1</meta:editing-cycles>
    <meta:generator>OpenOffice/4.1.0$Unix OpenOffice.org_project/410m18$Build-9764</meta:generator>
  </office:meta>
</office:document-meta>
</file>